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ichael Kranish</text:p>
      <text:p text:style-name="Preformatted_20_Text">From Wikipedia, the free encyclopedia</text:p>
      <text:p text:style-name="Preformatted_20_Text">https://en.wikipedia.org/wiki/Michael%20Kranish</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ichael Kranish</text:p>
      <text:p text:style-name="Preformatted_20_Text"><text:s text:c="4"/>• He joined The Washington Post in 2015, where he is an investigative political reporter.</text:p>
      <text:p text:style-name="Preformatted_20_Text"><text:s text:c="4"/>• Michael Kranish (born 1957) is an American author and former correspondent with The Boston Globe.</text:p>
      <text:p text:style-name="Preformatted_20_Text">Michael Kranish (born 1957) is an American author and former correspondent with The Boston Globe. <text:s/>He joined The Washington Post in 2015, where he is an investigative political reporter.</text:p>
      <text:p text:style-name="Preformatted_20_Text">Biography</text:p>
      <text:p text:style-name="Preformatted_20_Text"><text:s text:c="4"/>• His other assignments with the Globe have included congressional reporter, New England reporter, and business writer.</text:p>
      <text:p text:style-name="Preformatted_20_Text"><text:s text:c="4"/>• A graduate of the Maxwell School of Citizenship and Public Affairs at Syracuse University, Michael Kranish joined the Globe in 1984.</text:p>
      <text:p text:style-name="Preformatted_20_Text"><text:s text:c="4"/>• He is co-author with Globe writer Scott Helman of The Real Romney.</text:p>
      <text:p text:style-name="Preformatted_20_Text">A graduate of the Maxwell School of Citizenship and Public Affairs at Syracuse University, Michael Kranish joined the Globe in 1984. Since 1990 he has worked in the newspaper's Washington Bureau and was the White House reporter during the last two years of the presidency of George H.W. Bush and the first two years of Bill Clinton. He was the paper's national political reporter during the 1996 and 2000 campaigns. His other assignments with the Globe have included congressional reporter, New England reporter, and business writer. He previously worked for the Miami Herald and the Lakeland Ledger.[citation needed]</text:p>
      <text:p text:style-name="Preformatted_20_Text">He is the co-author (with Brian C. Mooney, and Nina J. Easton) of a biography of Senator John Kerry, John F. Kerry: The Complete Biography by the Boston Globe Reporters Who Know Him Best, and the author of a history of Thomas Jefferson, Flight from Monticello: Thomas Jefferson at War. He is co-author with Globe writer Scott Helman of The Real Romney.</text:p>
      <text:p text:style-name="Preformatted_20_Text">With co-author Marc Fisher and supervised by The Washington Post editor Marty Baron, Kranish authored the biography, Trump Revealed: An American Journey of Ambition, Ego, Money, and Power.</text:p>
      <text:p text:style-name="Preformatted_20_Text">References</text:p>
      <text:p text:style-name="Preformatted_20_Text">External links</text:p>
      <text:p text:style-name="Preformatted_20_Text"><text:s text:c="4"/>• Interview with Kranish on "New Books in Biography"</text:p>
      <text:p text:style-name="Preformatted_20_Text"><text:s text:c="4"/>• Flight from Monticello: Thomas Jefferson at War at OUP</text:p>
      <text:p text:style-name="Preformatted_20_Text">Appearances on C-SPAN</text:p>
      <text:p text:style-name="Preformatted_20_Text">Flight from Monticello: Thomas Jefferson at War at OUP</text:p>
      <text:p text:style-name="Preformatted_20_Text">Interview with Kranish on "New Books in Bi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359" meta:character-count="2396" meta:non-whitespace-character-count="2031"/>
    <meta:generator>LibreOffice/6.0.7.3$Linux_X86_64 LibreOffice_project/00m0$Build-3</meta:generator>
  </office:meta>
</office:document-meta>
</file>